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6.95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inancial Model Inp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Starting Amount</text:p>
          </table:table-cell>
          <table:table-cell table:style-name="ce3" office:value-type="float" office:value="10000" calcext:value-type="float">
            <text:p>$10,000.00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Year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Annual Growth Rate Percentage</text:p>
          </table:table-cell>
          <table:table-cell table:style-name="ce4" office:value-type="percentage" office:value="0.05" calcext:value-type="percentage">
            <text:p>5%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 calcext:value-type="string">
            <text:p>Years until withdrawal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% balance for annual withdrawal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 calcext:value-type="string">
            <text:p>Number years to market crash 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% first market crash</text:p>
          </table:table-cell>
          <table:table-cell table:style-name="ce4" office:value-type="percentage" office:value="0.2" calcext:value-type="percentage">
            <text:p>20%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 calcext:value-type="string">
            <text:p>Number years to market crash 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% second market crash</text:p>
          </table:table-cell>
          <table:table-cell table:style-name="ce4" office:value-type="percentage" office:value="0.25" calcext:value-type="percentage">
            <text:p>25%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